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size-complex="12pt"/>
    </style:style>
    <style:style style:name="P5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2pt" fo:font-weight="bold" style:font-size-asian="12pt" style:font-size-complex="12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3.792cm" svg:height="1.905cm" svg:x="4.353cm" svg:y="9.385cm">
            <text:p text:style-name="P1"><text:span text:style-name="T1">create array flatArray</text:span><text:span text:style-name="T1"><text:line-break/></text:span><text:span text:style-name="T1"> <text:s text:c="3"/>&lt;A:int8, B:int16 null, C:string null, D:string&gt;</text:span><text:span text:style-name="T1"><text:line-break/></text:span><text:span text:style-name="T1"> <text:s text:c="4"/>[row=0:1,2,0];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136cm" svg:height="1.905cm" svg:x="4.175cm" svg:y="3.161cm">
            <text:p text:style-name="P3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1.136cm" svg:height="1.905cm" svg:x="4.175cm" svg:y="6.462cm">
            <text:p text:style-name="P3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4.176cm" svg:height="7.02cm" svg:x="3.969cm" svg:y="2.2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7.145cm" svg:height="10.553cm" svg:x="2.27cm" svg:y="1.24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5" draw:layer="layout" svg:width="2.54cm" svg:height="1.568cm" svg:x="4.475cm" svg:y="1.362cm">
            <text:p text:style-name="P3"><text:span text:style-name="T3">Arra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11.54cm" svg:height="2.756cm" svg:x="5.445cm" svg:y="2.905cm">
            <text:p text:style-name="P3"><text:span text:style-name="T4">( <text:s text:c="2"/>5, <text:s text:c="11"/>-77, <text:s text:c="13"/>null, <text:s text:c="10"/>“Li” <text:s text:c="5"/>) <text:s text:c="5"/></text:span><text:span text:style-name="T4"><text:line-break/></text:span><text:span text:style-name="T4"> <text:s text:c="16"/>missing <text:s text:c="4"/></text:span><text:span text:style-name="T4"><text:line-break/></text:span><text:span text:style-name="T4"> <text:s text:c="15"/>reason <text:s text:c="3"/></text:span><text:span text:style-name="T4"><text:line-break/></text:span><text:span text:style-name="T4"> <text:s text:c="11"/>= 1 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1.54cm" svg:height="2.756cm" svg:x="5.335cm" svg:y="6.008cm">
            <text:p text:style-name="P3"><text:span text:style-name="T4">( <text:s text:c="2"/>6, <text:s text:c="11"/>null, <text:s text:c="16"/>“J”, <text:s text:c="8"/>“Doe” <text:s text:c="4"/>) <text:s text:c="2"/></text:span><text:span text:style-name="T4"><text:line-break/></text:span><text:span text:style-name="T4">missing <text:s text:c="28"/></text:span><text:span text:style-name="T4"><text:line-break/></text:span><text:span text:style-name="T4">reason <text:s text:c="27"/></text:span><text:span text:style-name="T4"><text:line-break/></text:span><text:span text:style-name="T4">= 0 <text:s text:c="28"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18T13:33:41</dc:date>
    <meta:editing-duration>PT20H41M08S</meta:editing-duration>
    <meta:editing-cycles>11</meta:editing-cycles>
    <meta:generator>OpenOffice.org/3.2$Unix OpenOffice.org_project/320m19$Build-9505</meta:generator>
    <meta:document-statistic meta:object-count="9"/>
  </office:meta>
</office:document-meta>
</file>